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P10" style:family="paragraph" style:parent-style-name="Text_20_body" style:list-style-name="L10">
      <style:paragraph-properties fo:margin-left="0.0in" fo:margin-right="0in" fo:text-indent="0in" style:auto-text-indent="false" fo:margin-top="0in" fo:margin-bottom="0in"/>
    </style:style>
    <style:style style:name="P11" style:family="paragraph" style:parent-style-name="Text_20_body" style:list-style-name="L11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Heading_20_1" text:outline-level="1"><text:span text:style-name="T1">Brian</text:span><text:span text:style-name="T2"> </text:span><text:span text:style-name="T3">Ephraim</text:span> - Frontend Engineer at OkCupid</text:h>
      <text:p text:style-name="First_20_paragraph">Upper East Side, New York, NY<text:line-break/>914-482-2364<text:line-break/><text:a xlink:type="simple" xlink:href="mailto://brianephraim@gmail.com" office:name=""><text:span text:style-name="Definition">brianephraim@gmail.com</text:span></text:a><text:line-break/><text:a xlink:type="simple" xlink:href="http://twitter.com/brianephraim" office:name=""><text:span text:style-name="Definition">@brianephraim</text:span></text:a><text:line-break/><text:a xlink:type="simple" xlink:href="http://www.linkedin.com/profile/view?id=112481106" office:name=""><text:span text:style-name="Definition">linkedin.com/profile/view?id=112481106</text:span></text:a><text:line-break/><text:a xlink:type="simple" xlink:href="http://github.com/defualt" office:name=""><text:span text:style-name="Definition">github.com/defualt</text:span></text:a><text:line-break/><text:a xlink:type="simple" xlink:href="https://gist.github.com/defualt" office:name=""><text:span text:style-name="Definition">gist.github.com/defualt</text:span></text:a></text:p>
      <text:h text:style-name="Heading_20_2" text:outline-level="2">Code samples (unminified, view source)</text:h>
      <text:list text:style-name="L1">
        <text:list-item>
          <text:p text:style-name="P1"><text:a xlink:type="simple" xlink:href="http://defualt.github.io/sloganizer/" office:name=""><text:span text:style-name="Definition">defualt.github.io/sloganizer/</text:span></text:a></text:p>
        </text:list-item>
        <text:list-item>
          <text:p text:style-name="P1"><text:a xlink:type="simple" xlink:href="http://defualt.github.io/accordionizer/" office:name=""><text:span text:style-name="Definition">defualt.github.io/accordionizer/</text:span></text:a></text:p>
        </text:list-item>
        <text:list-item>
          <text:p text:style-name="P1"><text:a xlink:type="simple" xlink:href="http://www.inperson.in" office:name=""><text:span text:style-name="Definition">www.inperson.in</text:span></text:a></text:p>
        </text:list-item>
      </text:list>
      <text:p text:style-name="Horizontal_20_Line"/>
      <text:h text:style-name="Heading_20_2" text:outline-level="2">Technology experience</text:h>
      <text:h text:style-name="Heading_20_3" text:outline-level="3">Javascript</text:h>
      <text:p text:style-name="First_20_paragraph">Angular - jQuery - Grunt - RequireJs - WebSockets - AJAX - Backbone - Meteor - Bower</text:p>
      <text:h text:style-name="Heading_20_3" text:outline-level="3">CSS3</text:h>
      <text:p text:style-name="First_20_paragraph">Sass - Bourbon - LESS - Bootstrap - Foundation</text:p>
      <text:h text:style-name="Heading_20_3" text:outline-level="3">Backend</text:h>
      <text:p text:style-name="First_20_paragraph">Node - MongoDB - AWS - PHP - MySQL</text:p>
      <text:h text:style-name="Heading_20_3" text:outline-level="3">Version Control</text:h>
      <text:p text:style-name="First_20_paragraph">Git - SVN - CVS</text:p>
      <text:p text:style-name="Horizontal_20_Line"/>
      <text:h text:style-name="Heading_20_2" text:outline-level="2">Expertise</text:h>
      <text:p text:style-name="First_20_paragraph">Single page, mobile first, native-like web apps - Architecture - Development - Deployment - Workflow - Backend integraion - API modeling - Debugging - Product and feature design</text:p>
      <text:p text:style-name="Horizontal_20_Line"/>
      <text:h text:style-name="Heading_20_2" text:outline-level="2">Professional Development</text:h>
      <text:h text:style-name="Heading_20_3" text:outline-level="3">OKCupid - Frontend Engineer, Frontend Engineer, November 2013 - Present</text:h>
      <text:list text:style-name="L2">
        <text:list-item>
          <text:p text:style-name="P2">Implementing the front-end redesign of multiple mobile-web dating properties</text:p>
        </text:list-item>
        <text:list-item>
          <text:p text:style-name="P2">Developing entire Angular single page mobile web apps from the ground up</text:p>
        </text:list-item>
        <text:list-item>
          <text:p text:style-name="P2">Coding advanced, cross-browser features:</text:p>
          <text:list text:style-name="L3">
            <text:list-item>
              <text:p text:style-name="P3">infinite scroll</text:p>
            </text:list-item>
            <text:list-item>
              <text:p text:style-name="P3">pull to refresh</text:p>
            </text:list-item>
            <text:list-item>
              <text:p text:style-name="P3">pinch to zoom</text:p>
            </text:list-item>
            <text:list-item>
              <text:p text:style-name="P3">photo upload</text:p>
            </text:list-item>
            <text:list-item>
              <text:p text:style-name="P3">instant chats and notifications with web sockets</text:p>
            </text:list-item>
            <text:list-item>
              <text:p text:style-name="P3">Tinder-style card swiping</text:p>
            </text:list-item>
            <text:list-item>
              <text:p text:style-name="P3">animated screen transitions with fluid framerates and 3D effects</text:p>
            </text:list-item>
            <text:list-item>
              <text:p text:style-name="P3">swipable image galleries</text:p>
            </text:list-item>
            <text:list-item>
              <text:p text:style-name="P3">phone/tablet responsive</text:p>
            </text:list-item>
            <text:list-item>
              <text:p text:style-name="P3">geolocation</text:p>
            </text:list-item>
            <text:list-item>
              <text:p text:style-name="P3">sticky footers and headers</text:p>
            </text:list-item>
            <text:list-item>
              <text:p text:style-name="P3">lazy loading javascript assets</text:p>
            </text:list-item>
          </text:list>
        </text:list-item>
        <text:list-item>
          <text:p text:style-name="P2">Assembling featureful Grunt development environment:</text:p>
          <text:list text:style-name="L4">
            <text:list-item>
              <text:p text:style-name="P4">localhost server</text:p>
            </text:list-item>
            <text:list-item>
              <text:p text:style-name="P4">Weinre remote device debugging</text:p>
            </text:list-item>
            <text:list-item>
              <text:p text:style-name="P4">effortless retina/non-retina spritesheet generation</text:p>
            </text:list-item>
            <text:list-item>
              <text:p text:style-name="P4">endpoint proxying</text:p>
            </text:list-item>
            <text:list-item>
              <text:p text:style-name="P4">deployment scripts</text:p>
            </text:list-item>
            <text:list-item>
              <text:p text:style-name="P4">cache-busting mechanisms</text:p>
            </text:list-item>
            <text:list-item>
              <text:p text:style-name="P4">asset compilation</text:p>
            </text:list-item>
            <text:list-item>
              <text:p text:style-name="P4">git integration</text:p>
            </text:list-item>
          </text:list>
        </text:list-item>
        <text:list-item>
          <text:p text:style-name="P2">Coding in both sole-ownership and team-contributor scenarios</text:p>
        </text:list-item>
        <text:list-item>
          <text:p text:style-name="P2">Migrating architecture between projects</text:p>
        </text:list-item>
        <text:list-item>
          <text:p text:style-name="P2">Collaborating closely with designers on product features</text:p>
        </text:list-item>
        <text:list-item>
          <text:p text:style-name="P2">Writing detailed specification documents for backend developers</text:p>
        </text:list-item>
        <text:list-item>
          <text:p text:style-name="P2">API modeling collaboration with backend developers</text:p>
        </text:list-item>
        <text:list-item>
          <text:p text:style-name="P2">Reaching millions of page views</text:p>
        </text:list-item>
      </text:list>
      <text:h text:style-name="Heading_20_3" text:outline-level="3">Viggle Inc. - Senior Web / Javascript Engineer, April 2013 - October 2013</text:h>
      <text:list text:style-name="L5">
        <text:list-item>
          <text:p text:style-name="P5">Architecting an AngularJs HTML5 app within a hybrid iPad app with transactional functionality.</text:p>
        </text:list-item>
        <text:list-item>
          <text:p text:style-name="P5">Directing and merging code contributions.</text:p>
        </text:list-item>
        <text:list-item>
          <text:p text:style-name="P5">Coordinating production deployment.</text:p>
        </text:list-item>
        <text:list-item>
          <text:p text:style-name="P5">Estimating tasks, researching technology, and planning for future initiatives.</text:p>
        </text:list-item>
      </text:list>
      <text:h text:style-name="Heading_20_3" text:outline-level="3">inPerson.in / Blaboid Inc. - Entrepreneur, November 2010 - April 2013</text:h>
      <text:list text:style-name="L6">
        <text:list-item>
          <text:p text:style-name="P6">Launching a privacy focused social networking platform for finding people to meet in person to do activities or have conversations.</text:p>
        </text:list-item>
        <text:list-item>
          <text:p text:style-name="P6">Coordinating business needs with lawyer, accountant, and consultants.</text:p>
        </text:list-item>
        <text:list-item>
          <text:p text:style-name="P6">Developing the platform, consisting of a single page HTML5 mobile web app with user generated content, hosted on Amazon, with PHP/MySQL backend.</text:p>
        </text:list-item>
      </text:list>
      <text:h text:style-name="Heading_20_3" text:outline-level="3">Alexander Interactive - Front End Web Developer, May 2011 - March 2012</text:h>
      <text:list text:style-name="L7">
        <text:list-item>
          <text:p text:style-name="P7">Serving E-commerce clients such as Lowe’s Home Improvement.</text:p>
        </text:list-item>
        <text:list-item>
          <text:p text:style-name="P7">Doing agile with daily scrum calls, sprint planning/review, and demos for executive product owners.</text:p>
        </text:list-item>
        <text:list-item>
          <text:p text:style-name="P7">Flying to client corporate headquarters for onsite consulting.</text:p>
        </text:list-item>
      </text:list>
      <text:h text:style-name="Heading_20_3" text:outline-level="3">KickApps/Kit Digital - Front End Web Developer, October 2010 - May 2011</text:h>
      <text:p text:style-name="First_20_paragraph">Developing social portals for such clients as:</text:p>
      <text:list text:style-name="L8">
        <text:list-item>
          <text:p text:style-name="P8">The Doctor Oz TV Show</text:p>
        </text:list-item>
        <text:list-item>
          <text:p text:style-name="P8">MIT University</text:p>
        </text:list-item>
        <text:list-item>
          <text:p text:style-name="P8">Penguin publishers</text:p>
        </text:list-item>
        <text:list-item>
          <text:p text:style-name="P8">Book Of Cool</text:p>
        </text:list-item>
        <text:list-item>
          <text:p text:style-name="P8">Squabbler</text:p>
        </text:list-item>
        <text:list-item>
          <text:p text:style-name="P8">Sharecare</text:p>
        </text:list-item>
        <text:list-item>
          <text:p text:style-name="P8">Leap4Life</text:p>
        </text:list-item>
      </text:list>
      <text:h text:style-name="Heading_20_3" text:outline-level="3">Rail Europe - Web designer, October 2006 - October 2010</text:h>
      <text:list text:style-name="L9">
        <text:list-item>
          <text:p text:style-name="P9">developing mobile and desktop web front end</text:p>
        </text:list-item>
      </text:list>
      <text:h text:style-name="Heading_20_3" text:outline-level="3">Epoch - Audio Engineer/Guitarist, 2005 - 2006</text:h>
      <text:list text:style-name="L10">
        <text:list-item>
          <text:p text:style-name="P10">writing songs</text:p>
        </text:list-item>
        <text:list-item>
          <text:p text:style-name="P10">performing shows</text:p>
        </text:list-item>
        <text:list-item>
          <text:p text:style-name="P10">audio engineering recordings</text:p>
        </text:list-item>
        <text:list-item>
          <text:p text:style-name="P10">assembling and programming electronic instruments</text:p>
        </text:list-item>
        <text:list-item>
          <text:p text:style-name="P10">building the band's website</text:p>
        </text:list-item>
      </text:list>
      <text:h text:style-name="Heading_20_3" text:outline-level="3">Regeneron Pharmaceuticals - Graphic designer, July 2000 - October 2005</text:h>
      <text:list text:style-name="L11">
        <text:list-item>
          <text:p text:style-name="P11">Designing logos, banners, posters, fliers and presentation materials</text:p>
        </text:list-item>
        <text:list-item>
          <text:p text:style-name="P11">Preparing images for patent submission</text:p>
        </text:list-item>
        <text:list-item>
          <text:p text:style-name="P11">Formatting scientific imagery for publication</text:p>
        </text:list-item>
      </text:list>
      <text:p text:style-name="Horizontal_20_Line"/>
      <text:h text:style-name="Heading_20_2" text:outline-level="2">Education</text:h>
      <text:p text:style-name="First_20_paragraph">Philosophy Major, Bachelor of Arts, Ithaca College, Ithaca, 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